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965in" fo:margin-left="0in" table:align="left"/>
    </style:style>
    <style:style style:name="Table1.A" style:family="table-column">
      <style:table-column-properties style:column-width="0.9979in"/>
    </style:style>
    <style:style style:name="Table1.B" style:family="table-column">
      <style:table-column-properties style:column-width="1.0681in"/>
    </style:style>
    <style:style style:name="Table1.C" style:family="table-column">
      <style:table-column-properties style:column-width="0.7465in"/>
    </style:style>
    <style:style style:name="Table1.D" style:family="table-column">
      <style:table-column-properties style:column-width="0.5646in"/>
    </style:style>
    <style:style style:name="Table1.F" style:family="table-column">
      <style:table-column-properties style:column-width="0.625in"/>
    </style:style>
    <style:style style:name="Table1.G" style:family="table-column">
      <style:table-column-properties style:column-width="1.1889in"/>
    </style:style>
    <style:style style:name="Table1.H" style:family="table-column">
      <style:table-column-properties style:column-width="1.059in"/>
    </style:style>
    <style:style style:name="Table1.A1" style:family="table-cell">
      <style:table-cell-properties style:vertical-align="middle" fo:padding="0.0417in" fo:border="0.05pt solid #000000"/>
    </style:style>
    <style:style style:name="P1" style:family="paragraph" style:parent-style-name="Standard">
      <style:text-properties officeooo:rsid="000c0916" officeooo:paragraph-rsid="000c0916"/>
    </style:style>
    <style:style style:name="P2" style:family="paragraph" style:parent-style-name="Standard">
      <style:text-properties officeooo:rsid="000c0916" officeooo:paragraph-rsid="000d7bd1"/>
    </style:style>
    <style:style style:name="P3" style:family="paragraph" style:parent-style-name="Standard">
      <style:text-properties officeooo:rsid="000c0916" officeooo:paragraph-rsid="0011bcbe"/>
    </style:style>
    <style:style style:name="P4" style:family="paragraph" style:parent-style-name="Standard">
      <style:text-properties officeooo:rsid="000c0916" officeooo:paragraph-rsid="001365e2"/>
    </style:style>
    <style:style style:name="P5" style:family="paragraph" style:parent-style-name="Standard">
      <style:text-properties fo:font-weight="bold" officeooo:rsid="000c0916" officeooo:paragraph-rsid="000c0916" style:font-weight-asian="bold" style:font-weight-complex="bold"/>
    </style:style>
    <style:style style:name="P6" style:family="paragraph" style:parent-style-name="Standard">
      <style:text-properties fo:font-weight="bold" officeooo:rsid="000f55d6" officeooo:paragraph-rsid="000f55d6" style:font-weight-asian="bold" style:font-weight-complex="bold"/>
    </style:style>
    <style:style style:name="P7" style:family="paragraph" style:parent-style-name="Standard">
      <style:text-properties fo:font-weight="bold" officeooo:rsid="0011bcbe" officeooo:paragraph-rsid="0011bcbe" style:font-weight-asian="bold" style:font-weight-complex="bold"/>
    </style:style>
    <style:style style:name="P8" style:family="paragraph" style:parent-style-name="Standard">
      <style:text-properties fo:font-weight="bold" officeooo:rsid="00157c90" officeooo:paragraph-rsid="00157c90" style:font-weight-asian="bold" style:font-weight-complex="bold"/>
    </style:style>
    <style:style style:name="P9" style:family="paragraph" style:parent-style-name="Standard">
      <style:text-properties fo:font-weight="normal" officeooo:rsid="000c0916" officeooo:paragraph-rsid="000c0916" style:font-weight-asian="normal" style:font-weight-complex="normal"/>
    </style:style>
    <style:style style:name="P10" style:family="paragraph" style:parent-style-name="Standard">
      <style:text-properties fo:font-weight="normal" officeooo:rsid="000e7f94" officeooo:paragraph-rsid="000e7f94" style:font-weight-asian="normal" style:font-weight-complex="normal"/>
    </style:style>
    <style:style style:name="P11" style:family="paragraph" style:parent-style-name="Standard">
      <style:text-properties fo:font-weight="normal" officeooo:rsid="000f55d6" officeooo:paragraph-rsid="000f55d6" style:font-weight-asian="normal" style:font-weight-complex="normal"/>
    </style:style>
    <style:style style:name="P12" style:family="paragraph" style:parent-style-name="Standard">
      <style:text-properties fo:font-weight="normal" officeooo:rsid="0011bcbe" officeooo:paragraph-rsid="0011bcbe" style:font-weight-asian="normal" style:font-weight-complex="normal"/>
    </style:style>
    <style:style style:name="P13" style:family="paragraph" style:parent-style-name="Standard">
      <style:text-properties officeooo:rsid="000d7bd1" officeooo:paragraph-rsid="000d7bd1"/>
    </style:style>
    <style:style style:name="P14" style:family="paragraph" style:parent-style-name="Standard">
      <style:text-properties officeooo:rsid="00106e54" officeooo:paragraph-rsid="000c0916"/>
    </style:style>
    <style:style style:name="P15" style:family="paragraph" style:parent-style-name="Standard">
      <style:text-properties officeooo:rsid="00106e54" officeooo:paragraph-rsid="00106e54"/>
    </style:style>
    <style:style style:name="P16" style:family="paragraph" style:parent-style-name="Standard">
      <style:text-properties officeooo:rsid="0011bcbe" officeooo:paragraph-rsid="0011bcbe"/>
    </style:style>
    <style:style style:name="P17" style:family="paragraph" style:parent-style-name="Standard">
      <style:text-properties officeooo:rsid="0011bcbe" officeooo:paragraph-rsid="0012e09e"/>
    </style:style>
    <style:style style:name="P18" style:family="paragraph" style:parent-style-name="Standard">
      <style:text-properties officeooo:rsid="0012e09e" officeooo:paragraph-rsid="0012e09e"/>
    </style:style>
    <style:style style:name="P19" style:family="paragraph" style:parent-style-name="Standard">
      <style:text-properties officeooo:rsid="001365e2" officeooo:paragraph-rsid="001365e2"/>
    </style:style>
    <style:style style:name="P20" style:family="paragraph" style:parent-style-name="Standard">
      <style:text-properties officeooo:paragraph-rsid="00157c90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106e54" officeooo:paragraph-rsid="00106e54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0c0916" officeooo:paragraph-rsid="00106e54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11bcbe" officeooo:paragraph-rsid="0012e09e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rsid="00157c90" officeooo:paragraph-rsid="00157c90"/>
    </style:style>
    <style:style style:name="P26" style:family="paragraph" style:parent-style-name="Table_20_Heading">
      <style:paragraph-properties fo:text-align="start" style:justify-single-word="false"/>
      <style:text-properties fo:font-weight="bold"/>
    </style:style>
    <style:style style:name="P27" style:family="paragraph" style:parent-style-name="Standard">
      <style:text-properties fo:font-weight="bold" officeooo:rsid="00106e54" officeooo:paragraph-rsid="00106e54" style:font-weight-asian="bold" style:font-weight-complex="bold"/>
    </style:style>
    <style:style style:name="P28" style:family="paragraph" style:parent-style-name="Standard">
      <style:text-properties fo:font-weight="bold" officeooo:rsid="00184a03" officeooo:paragraph-rsid="00184a03" style:font-weight-asian="bold" style:font-weight-complex="bold"/>
    </style:style>
    <style:style style:name="P29" style:family="paragraph" style:parent-style-name="Standard">
      <style:text-properties fo:font-weight="bold" officeooo:rsid="0018d0b5" officeooo:paragraph-rsid="0018d0b5" style:font-weight-asian="bold" style:font-weight-complex="bold"/>
    </style:style>
    <style:style style:name="P30" style:family="paragraph" style:parent-style-name="Standard">
      <style:text-properties officeooo:rsid="000c0916" officeooo:paragraph-rsid="000c0916"/>
    </style:style>
    <style:style style:name="P31" style:family="paragraph" style:parent-style-name="Standard">
      <style:text-properties officeooo:rsid="000c0916" officeooo:paragraph-rsid="000d7bd1"/>
    </style:style>
    <style:style style:name="P32" style:family="paragraph" style:parent-style-name="Standard">
      <style:text-properties officeooo:rsid="000c0916" officeooo:paragraph-rsid="00184a03"/>
    </style:style>
    <style:style style:name="P33" style:family="paragraph" style:parent-style-name="Standard">
      <style:text-properties officeooo:rsid="00184a03" officeooo:paragraph-rsid="00184a03"/>
    </style:style>
    <style:style style:name="P34" style:family="paragraph" style:parent-style-name="Standard">
      <style:text-properties officeooo:rsid="0018d0b5" officeooo:paragraph-rsid="0018d0b5"/>
    </style:style>
    <style:style style:name="P35" style:family="paragraph" style:parent-style-name="Standard">
      <style:text-properties fo:font-style="italic" officeooo:rsid="0018d0b5" officeooo:paragraph-rsid="0018d0b5" style:font-style-asian="italic" style:font-style-complex="italic"/>
    </style:style>
    <style:style style:name="P36" style:family="paragraph" style:parent-style-name="Standard">
      <style:text-properties fo:font-style="italic" officeooo:rsid="000c0916" officeooo:paragraph-rsid="000c0916" style:font-style-asian="italic" style:font-style-complex="italic"/>
    </style:style>
    <style:style style:name="P37" style:family="paragraph" style:parent-style-name="Standard">
      <style:text-properties fo:font-style="italic" fo:font-weight="bold" officeooo:rsid="0018d0b5" officeooo:paragraph-rsid="0018d0b5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0d7bd1" officeooo:paragraph-rsid="00106e54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0d7bd1" officeooo:paragraph-rsid="000d7bd1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officeooo:rsid="0012e09e" officeooo:paragraph-rsid="0012e09e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officeooo:rsid="00184a03" officeooo:paragraph-rsid="00184a03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officeooo:rsid="00196cd9" officeooo:paragraph-rsid="00196cd9"/>
    </style:style>
    <style:style style:name="P43" style:family="paragraph" style:parent-style-name="Preformatted_20_Text">
      <style:text-properties officeooo:rsid="000c0916" officeooo:paragraph-rsid="000d7bd1"/>
    </style:style>
    <style:style style:name="P4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0c0916" officeooo:paragraph-rsid="00184a03"/>
    </style:style>
    <style:style style:name="P45" style:family="paragraph" style:parent-style-name="Preformatted_20_Text">
      <style:paragraph-properties fo:margin-top="0in" fo:margin-bottom="0in" style:contextual-spacing="false" style:line-height-at-least="0.1772in" fo:text-align="start" style:justify-single-word="false" fo:widows="1" fo:padding="0in" fo:border="none"/>
      <style:text-properties fo:font-variant="normal" fo:text-transform="none" fo:color="#000000" style:font-name="monospace" fo:font-size="10.5pt" fo:letter-spacing="normal" fo:font-style="normal" fo:font-weight="normal" officeooo:rsid="000c0916"/>
    </style:style>
    <style:style style:name="P46" style:family="paragraph" style:parent-style-name="Preformatted_20_Text">
      <style:paragraph-properties fo:margin-top="0in" fo:margin-bottom="0in" style:contextual-spacing="false" style:line-height-at-least="0.1772in" fo:text-align="start" style:justify-single-word="false" fo:widows="1" fo:padding="0in" fo:border="none"/>
      <style:text-properties fo:font-variant="normal" fo:text-transform="none" fo:color="#000000" style:font-name="monospace" fo:font-size="10.5pt" fo:letter-spacing="normal" fo:font-style="normal" fo:font-weight="normal" officeooo:rsid="00184a03" officeooo:paragraph-rsid="00184a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7bd1"/>
    </style:style>
    <style:style style:name="T3" style:family="text">
      <style:text-properties officeooo:rsid="000f55d6"/>
    </style:style>
    <style:style style:name="T4" style:family="text">
      <style:text-properties officeooo:rsid="00106e54"/>
    </style:style>
    <style:style style:name="T5" style:family="text">
      <style:text-properties officeooo:rsid="0011bcbe"/>
    </style:style>
    <style:style style:name="T6" style:family="text">
      <style:text-properties officeooo:rsid="0011f212"/>
    </style:style>
    <style:style style:name="T7" style:family="text">
      <style:text-properties officeooo:rsid="0012e09e"/>
    </style:style>
    <style:style style:name="T8" style:family="text">
      <style:text-properties officeooo:rsid="001365e2"/>
    </style:style>
    <style:style style:name="T9" style:family="text">
      <style:text-properties officeooo:rsid="00138caf"/>
    </style:style>
    <style:style style:name="T10" style:family="text">
      <style:text-properties officeooo:rsid="00157c90"/>
    </style:style>
    <style:style style:name="T11" style:family="text">
      <style:text-properties fo:font-variant="normal" fo:text-transform="none" fo:color="#000000" style:font-name="Helvetica Neue" fo:font-size="10.5pt" fo:letter-spacing="normal" fo:font-style="normal" fo:font-weight="normal" officeooo:rsid="00157c90"/>
    </style:style>
    <style:style style:name="T12" style:family="text">
      <style:text-properties fo:font-variant="normal" fo:text-transform="none" fo:color="#000000" style:font-name="monospace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ct Design</text:p>
      <text:p text:style-name="P6"/>
      <text:p text:style-name="P11">I designed each section of the data project to be able to operate independently o<text:span text:style-name="T4">f</text:span> each others and <text:s/>to be able to operate in an asynchronous environment – ie different worker scheduled to operate independently but cooperatively at different times in the ingestion, extraction/ cleaning, analysis and visualization pipeline. <text:s text:c="2"/></text:p>
      <text:p text:style-name="P11"/>
      <text:p text:style-name="P5"/>
      <text:p text:style-name="P5">Data Collection <text:span text:style-name="T3">(Scraping)</text:span></text:p>
      <text:p text:style-name="P5"/>
      <text:p text:style-name="P1">Built a basic scraper to iterate through 9 <text:span text:style-name="T2">Liberia</text:span> online news content sites. <text:span text:style-name="T4">These sites allowed a numeric post-fix to a url to easily allow iterate through content available. </text:span></text:p>
      <text:p text:style-name="P14"/>
      <text:p text:style-name="P15">Example:</text:p>
      <text:p text:style-name="P15"/>
      <text:p text:style-name="P21"><text:a xlink:type="simple" xlink:href="http://www.liberianobserver.com/node/101">http://www.liberianobserver.com/node/</text:a><text:a xlink:type="simple" xlink:href="http://www.liberianobserver.com/node/101"><text:span text:style-name="T1">101</text:span></text:a></text:p>
      <text:p text:style-name="P21"><text:a xlink:type="simple" xlink:href="http://www.liberianobserver.com/node/102">http://www.liberianobserver.com/node/</text:a><text:a xlink:type="simple" xlink:href="http://www.liberianobserver.com/node/102"><text:span text:style-name="T1">102</text:span></text:a></text:p>
      <text:p text:style-name="P22">…</text:p>
      <text:p text:style-name="P21"><text:a xlink:type="simple" xlink:href="http://www.liberianobserver.com/node/1500">http://www.liberianobserver.com/node/</text:a><text:a xlink:type="simple" xlink:href="http://www.liberianobserver.com/node/1500"><text:span text:style-name="T1">1500</text:span></text:a></text:p>
      <text:p text:style-name="P21"><text:a xlink:type="simple" xlink:href="http://www.liberianobserver.com/node/1501">http://www.liberianobserver.com/node/</text:a><text:a xlink:type="simple" xlink:href="http://www.liberianobserver.com/node/1501"><text:span text:style-name="T1">1501</text:span></text:a></text:p>
      <text:p text:style-name="P21"/>
      <text:p text:style-name="P27"/>
      <text:p text:style-name="P1"/>
      <text:p text:style-name="P1">Html data for all papers requested was saved to a txt document if the request response was a 200. <text:span text:style-name="T2">The name for the file was the timestamp at time of request. </text:span></text:p>
      <text:p text:style-name="P1"/>
      <text:p text:style-name="P43"><text:span text:style-name="T12">52995</text:span> requests to the 9 websites were made over the course of about a week. <text:span text:style-name="T2">All requests and selected information was logged to file to monitor the collection and for later analysis.</text:span></text:p>
      <text:p text:style-name="P2"/>
      <text:p text:style-name="P33">25105 requests returned a 200 status code. 27890 requests failed or produced a code other than 200.</text:p>
      <text:p text:style-name="P33"/>
      <text:p text:style-name="P44">Quantity of Articles Available</text:p>
      <text:p text:style-name="P45">--------------------------------------------------</text:p>
      <text:p text:style-name="P45">Dailyobserver : <text:s/>4524</text:p>
      <text:p text:style-name="P45">Frontpageafricaonline : <text:s/>4359</text:p>
      <text:p text:style-name="P45">Gnnliberia : <text:s/>1749</text:p>
      <text:p text:style-name="P45">Golministryofinformation : <text:s/>2884</text:p>
      <text:p text:style-name="P45">Post1847 : <text:s/>6023</text:p>
      <text:p text:style-name="P45">Theanalyst : <text:s/>304</text:p>
      <text:p text:style-name="P45">Thenewdawn : <text:s/>5262</text:p>
      <text:p text:style-name="P45"/>
      <text:p text:style-name="P46">The GNN Liberia and the New Dawn only returned 200 even in no article was available. </text:p>
      <text:p text:style-name="P32"/>
      <text:p text:style-name="P2"/>
      <text:p text:style-name="P2"/>
      <text:p text:style-name="P13">Log File Data <text:span text:style-name="T4">D</text:span>ictionary:</text:p>
      <text:p text:style-name="P2"/>
      <text:p text:style-name="P38">url_request - <text:s/>the website requested ie http://www.liberianobserver.com/node/101</text:p>
      <text:p text:style-name="P39"><text:soft-page-break/>url_status_code – The response from received website ie 200, 404, </text:p>
      <text:p text:style-name="P39">header_len – Length of the header response</text:p>
      <text:p text:style-name="P39">response_len – Length of the html code received (if received)</text:p>
      <text:p text:style-name="P39">name – User defined name of publication / content site</text:p>
      <text:p text:style-name="P39">time – Datetime stamp</text:p>
      <text:p text:style-name="P39">message – User defined message ie 'Testing', 'Production', etc</text:p>
      <text:p text:style-name="P1"/>
      <text:p text:style-name="P13">All header responses received from the sites where saved to a JSON file <text:span text:style-name="T5">specific to each content site</text:span> for future analysis. </text:p>
      <text:p text:style-name="P1"/>
      <text:p text:style-name="P5">Data Model for Analysis</text:p>
      <text:p text:style-name="P5"/>
      <text:p text:style-name="P17"><text:span text:style-name="T6">With analysis in mind and </text:span>the eventual goal of scaling up <text:span text:style-name="T6">to larger data</text:span>, a data model <text:span text:style-name="T7">and supporting database </text:span>was designed <text:span text:style-name="T6">during the cleaning and design process. Unicode was selected as the encoding with the eye for future multi-language requirements.</text:span> </text:p>
      <text:p text:style-name="P17"/>
      <text:p text:style-name="P17"><text:span text:style-name="T6">Sqlalchemy with SQLite was selected because of it's pythonic nature, ease of use on the local machine, and Sqlalchemy's ability to easily drop in another database such as postgres.</text:span></text:p>
      <text:p text:style-name="P16"/>
      <text:p text:style-name="P18">Data Model Dictionary</text:p>
      <text:p text:style-name="P3"/>
      <text:p text:style-name="P23">publication_name – <text:span text:style-name="T7">User Defined Name of Content Provider</text:span> </text:p>
      <text:p text:style-name="P23">true_url <text:s/>- <text:span text:style-name="T7">True published URL of content</text:span></text:p>
      <text:p text:style-name="P23">category – <text:span text:style-name="T7">Content Provider Defined Category of Content</text:span></text:p>
      <text:p text:style-name="P23">title – <text:span text:style-name="T7">Title of Content Piece</text:span></text:p>
      <text:p text:style-name="P40">datetime – Date Content Published</text:p>
      <text:p text:style-name="P23">author – <text:span text:style-name="T7">Content Piece By line (None value where not identified)</text:span></text:p>
      <text:p text:style-name="P23">clean_content – <text:span text:style-name="T7">Main text content extracted from html</text:span></text:p>
      <text:p text:style-name="P23">image_url – <text:span text:style-name="T7">Lead image (None where no image published)</text:span></text:p>
      <text:p text:style-name="P1"/>
      <text:p text:style-name="P1"/>
      <text:p text:style-name="P1"/>
      <text:p text:style-name="P5">Data Extraction</text:p>
      <text:p text:style-name="P5"/>
      <text:p text:style-name="P4">Due to time constraints, only the Daily Observer<text:span text:style-name="T8">'s content extracted because it is a prominent publication in Liberia. <text:s/>Beautiful soup was used for text data extraction and cleaning. Arrow was used for converting publish date to python datetime objects.</text:span></text:p>
      <text:p text:style-name="P4"><text:s/></text:p>
      <text:p text:style-name="P19">When extracted, data file was saved to a pickle <text:span text:style-name="T9">file format </text:span>to preserve <text:span text:style-name="T9">data-types which in ways mimics a database environment. </text:span></text:p>
      <text:p text:style-name="P1"/>
      <text:p text:style-name="P20"><text:span text:style-name="T10">Of the </text:span><text:span text:style-name="T11">4524 html files cleaned, the unique number of values for each category is below.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26"><text:line-break/><text:span text:style-name="T10">'Liberian Observer'</text:span></text:p>
            </table:table-cell>
            <table:table-cell table:style-name="Table1.A1" office:value-type="string">
              <text:p text:style-name="P26">true_url</text:p>
            </table:table-cell>
            <table:table-cell table:style-name="Table1.A1" office:value-type="string">
              <text:p text:style-name="P26">category</text:p>
            </table:table-cell>
            <table:table-cell table:style-name="Table1.A1" office:value-type="string">
              <text:p text:style-name="P26">title</text:p>
            </table:table-cell>
            <table:table-cell table:style-name="Table1.A1" office:value-type="string">
              <text:p text:style-name="P26">datetime</text:p>
            </table:table-cell>
            <table:table-cell table:style-name="Table1.A1" office:value-type="string">
              <text:p text:style-name="P26">author</text:p>
            </table:table-cell>
            <table:table-cell table:style-name="Table1.A1" office:value-type="string">
              <text:p text:style-name="P26">clean_content</text:p>
            </table:table-cell>
            <table:table-cell table:style-name="Table1.A1" office:value-type="string">
              <text:p text:style-name="P26">image_url</text:p>
            </table:table-cell>
          </table:table-row>
        </table:table-header-rows>
        <table:table-row>
          <table:table-cell table:style-name="Table1.A1" office:value-type="string">
            <text:p text:style-name="P26">unique</text:p>
          </table:table-cell>
          <table:table-cell table:style-name="Table1.A1" office:value-type="string">
            <text:p text:style-name="P24">4524</text:p>
          </table:table-cell>
          <table:table-cell table:style-name="Table1.A1" office:value-type="string">
            <text:p text:style-name="P25">192</text:p>
          </table:table-cell>
          <table:table-cell table:style-name="Table1.A1" office:value-type="string">
            <text:p text:style-name="P25">4489</text:p>
          </table:table-cell>
          <table:table-cell table:style-name="Table1.A1" office:value-type="string">
            <text:p text:style-name="P24">4<text:span text:style-name="T10">453</text:span></text:p>
          </table:table-cell>
          <table:table-cell table:style-name="Table1.A1" office:value-type="string">
            <text:p text:style-name="P25">439</text:p>
          </table:table-cell>
          <table:table-cell table:style-name="Table1.A1" office:value-type="string">
            <text:p text:style-name="P25">4293</text:p>
          </table:table-cell>
          <table:table-cell table:style-name="Table1.A1" office:value-type="string">
            <text:p text:style-name="P25">3383</text:p>
          </table:table-cell>
        </table:table-row>
      </table:table>
      <text:p text:style-name="Text_20_body"><text:soft-page-break/><text:line-break/><text:span text:style-name="T10">From looking at the raw data and reviewing many of the pages on the live webpage, many pieces of content lack author's attributed, images or content/ images. There are several editorials or cartoons that do not supply a 'By' attribute.</text:span></text:p>
      <text:p text:style-name="P1"/>
      <text:p text:style-name="P1"/>
      <text:p text:style-name="P8">Feature Extraction</text:p>
      <text:p text:style-name="P1"/>
      <text:p text:style-name="P33">Using Pandas and NLTK, several features were extracted for analysis.</text:p>
      <text:p text:style-name="P33"/>
      <text:p text:style-name="P41">Lead – First four sentences that normally represent a concise summary of story.<text:tab/></text:p>
      <text:p text:style-name="P41">ebola_title – 1 if 'ebola' or 'ebv' in title, 0 if not<text:tab/></text:p>
      <text:p text:style-name="P41">ebola_lead - 1 if 'ebola' or 'ebv' in lead, 0 if not<text:tab/><text:tab/></text:p>
      <text:p text:style-name="P41">ebola_content<text:tab/>- <text:s/>1 if 'ebola' or 'ebv' in lead, 0 if not</text:p>
      <text:p text:style-name="P42">location_title</text:p>
      <text:p text:style-name="P42">location_lead</text:p>
      <text:p text:style-name="P42">location_content</text:p>
      <text:p text:style-name="P33"/>
      <text:p text:style-name="P32"/>
      <text:p text:style-name="P28">Modeling</text:p>
      <text:p text:style-name="P33"/>
      <text:p text:style-name="P33"/>
      <text:p text:style-name="P33"/>
      <text:p text:style-name="P29">Challenges</text:p>
      <text:p text:style-name="P33"/>
      <text:p text:style-name="P35"><text:span text:style-name="T1">Visualization</text:span></text:p>
      <text:p text:style-name="P36"/>
      <text:p text:style-name="P34">I found it incredibly hard to find resources to do pandas time series visualizations. </text:p>
      <text:p text:style-name="P1"/>
      <text:p text:style-name="P37">NLP</text:p>
      <text:p text:style-name="P1"/>
      <text:p text:style-name="P34">I am working with mostly text analysis. Especially for proper names and counties, I don't know enough about NLTK to properly set up bigrams and trigrams for proper text filtering.</text:p>
      <text:p text:style-name="P1"/>
      <text:p text:style-name="P1"/>
      <text:p text:style-name="P5">Lessons Learned</text:p>
      <text:p text:style-name="P5"/>
      <text:p text:style-name="P9">Building a model for database engine took too much time. Considering the small size of the data, <text:s/>Pandas was a much better fit for data processing and analysis. But I'm glad that I thought deeply about the data types to extract. <text:s/></text:p>
      <text:p text:style-name="P9"/>
      <text:p text:style-name="P10">Writing unit tests for each section of the project would have made debugging much easier, but as this was a learning projects, I didn't know which tests to write or how to test capability. </text:p>
      <text:p text:style-name="P10"/>
      <text:p text:style-name="P12"/>
      <text:p text:style-name="P7">Plans to Scale Up to Big Data</text:p>
      <text:p text:style-name="P7"/>
      <text:p text:style-name="P12"><text:soft-page-break/>Raw web pages should be stored to a databa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13:32:53.430311626</meta:creation-date>
    <meta:generator>LibreOffice/4.2.8.2$Linux_X86_64 LibreOffice_project/420m0$Build-2</meta:generator>
    <dc:date>2015-06-01T00:04:54.110990111</dc:date>
    <meta:editing-duration>PT3H13M54S</meta:editing-duration>
    <meta:editing-cycles>14</meta:editing-cycles>
    <meta:document-statistic meta:table-count="1" meta:image-count="0" meta:object-count="0" meta:page-count="4" meta:paragraph-count="86" meta:word-count="756" meta:character-count="4879" meta:non-whitespace-character-count="4156"/>
  </office:meta>
</office:document-meta>
</file>